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sans-serif"/>
    <style:font-face style:name="Courier New" svg:font-family="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7cm" table:align="left"/>
    </style:style>
    <style:style style:name="Tableau1.A" style:family="table-column">
      <style:table-column-properties style:column-width="3.969cm"/>
    </style:style>
    <style:style style:name="Tableau1.B" style:family="table-column">
      <style:table-column-properties style:column-width="3.415cm"/>
    </style:style>
    <style:style style:name="Tableau1.C" style:family="table-column">
      <style:table-column-properties style:column-width="5.248cm"/>
    </style:style>
    <style:style style:name="Tableau1.D" style:family="table-column">
      <style:table-column-properties style:column-width="4.369cm"/>
    </style:style>
    <style:style style:name="Tableau1.A1" style:family="table-cell">
      <style:table-cell-properties style:vertical-align="middle" fo:padding="0.176cm" fo:border="1pt solid #000000"/>
    </style:style>
    <style:style style:name="Tableau2" style:family="table">
      <style:table-properties style:width="17cm" table:align="left"/>
    </style:style>
    <style:style style:name="Tableau2.A" style:family="table-column">
      <style:table-column-properties style:column-width="2.776cm"/>
    </style:style>
    <style:style style:name="Tableau2.B" style:family="table-column">
      <style:table-column-properties style:column-width="2.147cm"/>
    </style:style>
    <style:style style:name="Tableau2.C" style:family="table-column">
      <style:table-column-properties style:column-width="2.085cm"/>
    </style:style>
    <style:style style:name="Tableau2.D" style:family="table-column">
      <style:table-column-properties style:column-width="3.623cm"/>
    </style:style>
    <style:style style:name="Tableau2.E" style:family="table-column">
      <style:table-column-properties style:column-width="6.369cm"/>
    </style:style>
    <style:style style:name="Tableau2.A1" style:family="table-cell">
      <style:table-cell-properties style:vertical-align="middle" fo:padding="0.176cm" fo:border="1pt solid #000000"/>
    </style:style>
    <style:style style:name="Tableau3" style:family="table">
      <style:table-properties style:width="16.284cm" table:align="left"/>
    </style:style>
    <style:style style:name="Tableau3.A" style:family="table-column">
      <style:table-column-properties style:column-width="7.454cm"/>
    </style:style>
    <style:style style:name="Tableau3.B" style:family="table-column">
      <style:table-column-properties style:column-width="8.83cm"/>
    </style:style>
    <style:style style:name="Tableau3.A1" style:family="table-cell">
      <style:table-cell-properties style:vertical-align="middle" fo:padding="0.176cm" fo:border="1pt solid #ffffff"/>
    </style:style>
    <style:style style:name="Tableau4" style:family="table">
      <style:table-properties style:width="16.284cm" table:align="left"/>
    </style:style>
    <style:style style:name="Tableau4.A" style:family="table-column">
      <style:table-column-properties style:column-width="7.454cm"/>
    </style:style>
    <style:style style:name="Tableau4.B" style:family="table-column">
      <style:table-column-properties style:column-width="8.83cm"/>
    </style:style>
    <style:style style:name="Tableau4.A1" style:family="table-cell">
      <style:table-cell-properties style:vertical-align="middle" fo:padding="0.176cm" fo:border="1pt solid #ffffff"/>
    </style:style>
    <style:style style:name="Tableau5" style:family="table">
      <style:table-properties style:width="17cm" table:align="left"/>
    </style:style>
    <style:style style:name="Tableau5.A" style:family="table-column">
      <style:table-column-properties style:column-width="17cm"/>
    </style:style>
    <style:style style:name="Tableau5.A1" style:family="table-cell">
      <style:table-cell-properties style:vertical-align="middle" fo:padding="0.176cm" fo:border="1pt solid #000000"/>
    </style:style>
    <style:style style:name="P1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Arial2" fo:font-size="11pt" fo:font-style="normal" style:text-underline-style="none" fo:font-weight="normal" style:text-blinking="false" fo:background-color="transparent"/>
    </style:style>
    <style:style style:name="P2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24292f" loext:opacity="100%" style:text-line-through-style="none" style:text-line-through-type="none" style:font-name="Arial2" fo:font-size="10.5pt" fo:font-style="normal" style:text-underline-style="none" fo:font-weight="normal" style:text-blinking="false" fo:background-color="#ffffff"/>
    </style:style>
    <style:style style:name="P3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ff0000" loext:opacity="100%" style:text-line-through-style="none" style:text-line-through-type="none" style:font-name="Arial2" fo:font-size="11pt" fo:font-style="normal" style:text-underline-style="none" fo:font-weight="normal" style:text-blinking="false" fo:background-color="transparent"/>
    </style:style>
    <style:style style:name="P4" style:family="paragraph" style:parent-style-name="Table_20_Contents">
      <style:paragraph-properties fo:margin-top="0.423cm" fo:margin-bottom="0cm" style:contextual-spacing="false" fo:line-height="120%" style:writing-mode="lr-tb"/>
    </style:style>
    <style:style style:name="P5" style:family="paragraph" style:parent-style-name="Text_20_body" style:list-style-name="L8">
      <loext:graphic-properties draw:fill="none" draw:fill-color="#ffffff"/>
      <style:paragraph-properties fo:margin-top="0.423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2" fo:font-size="11pt" fo:font-style="normal" style:text-underline-style="solid" style:text-underline-width="auto" style:text-underline-color="font-color" fo:font-weight="normal" style:text-blinking="false" fo:background-color="transparent"/>
    </style:style>
    <style:style style:name="P6" style:family="paragraph" style:parent-style-name="Text_20_body" style:list-style-name="L9">
      <loext:graphic-properties draw:fill="none" draw:fill-color="#ffffff"/>
      <style:paragraph-properties fo:margin-top="0.423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2" fo:font-size="11pt" fo:font-style="normal" style:text-underline-style="solid" style:text-underline-width="auto" style:text-underline-color="font-color" fo:font-weight="normal" style:text-blinking="false" fo:background-color="transparent"/>
    </style:style>
    <style:style style:name="P7" style:family="paragraph" style:parent-style-name="Text_20_body" style:list-style-name="L10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2" fo:font-size="11pt" fo:font-style="normal" style:text-underline-style="solid" style:text-underline-width="auto" style:text-underline-color="font-color" fo:font-weight="normal" style:text-blinking="false" fo:background-color="transparent"/>
    </style:style>
    <style:style style:name="P8" style:family="paragraph" style:parent-style-name="Text_20_body" style:list-style-name="L11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2" fo:font-size="11pt" fo:font-style="normal" style:text-underline-style="none" fo:font-weight="normal" style:text-blinking="false"/>
    </style:style>
    <style:style style:name="P9" style:family="paragraph" style:parent-style-name="Text_20_body" style:list-style-name="L14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2" fo:font-size="11pt" fo:font-style="normal" style:text-underline-style="none" fo:font-weight="normal" style:text-blinking="false"/>
    </style:style>
    <style:style style:name="P10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Arial2" fo:font-size="11pt" fo:font-style="normal" style:text-underline-style="none" fo:font-weight="normal" style:text-blinking="false" fo:background-color="transparent"/>
    </style:style>
    <style:style style:name="P11" style:family="paragraph" style:parent-style-name="Text_20_body">
      <style:paragraph-properties fo:margin-top="0.423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Arial2" fo:font-size="11pt" fo:font-style="normal" style:text-underline-style="none" fo:font-weight="normal" style:text-blinking="false" fo:background-color="transparent"/>
    </style:style>
    <style:style style:name="P12" style:family="paragraph" style:parent-style-name="Text_20_body" style:list-style-name="L12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2" fo:font-size="11pt" fo:font-style="normal" style:text-underline-style="none" fo:font-weight="normal" style:text-blinking="false" fo:background-color="transparent"/>
    </style:style>
    <style:style style:name="P13" style:family="paragraph" style:parent-style-name="Text_20_body" style:list-style-name="L13">
      <loext:graphic-properties draw:fill="none" draw:fill-color="#ffffff"/>
      <style:paragraph-properties fo:margin-top="0.423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2" fo:font-size="11pt" fo:font-style="normal" style:text-underline-style="none" fo:font-weight="normal" style:text-blinking="false" fo:background-color="transparent"/>
    </style:style>
    <style:style style:name="P14" style:family="paragraph" style:parent-style-name="Text_20_body">
      <style:paragraph-properties fo:margin-left="1.27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2" fo:font-size="11pt" fo:font-style="normal" style:text-underline-style="none" fo:font-weight="normal" style:text-blinking="false" fo:background-color="transparent"/>
    </style:style>
    <style:style style:name="P15" style:family="paragraph" style:parent-style-name="Text_20_body" style:list-style-name="L15">
      <loext:graphic-properties draw:fill="none" draw:fill-color="#ffffff"/>
      <style:paragraph-properties fo:margin-left="1.27cm" fo:margin-right="0cm" fo:margin-top="0cm" fo:margin-bottom="0cm" style:contextual-spacing="false" fo:line-height="120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2" fo:font-size="11pt" fo:font-style="normal" style:text-underline-style="none" fo:font-weight="bold" style:text-blinking="false" fo:background-color="transparent"/>
    </style:style>
    <style:style style:name="P16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/>
    </style:style>
    <style:style style:name="P17" style:family="paragraph" style:parent-style-name="Text_20_body">
      <style:paragraph-properties fo:margin-top="0.423cm" fo:margin-bottom="0cm" style:contextual-spacing="false" fo:line-height="120%" style:writing-mode="lr-tb"/>
      <style:text-properties fo:font-variant="normal" fo:text-transform="none" fo:color="#000000" loext:opacity="100%" style:font-name="Arial2" fo:font-size="11pt" fo:font-style="normal" style:text-underline-style="solid" style:text-underline-width="auto" style:text-underline-color="font-color" fo:font-weight="normal" fo:background-color="transparent"/>
    </style:style>
    <style:style style:name="P18" style:family="paragraph" style:parent-style-name="Text_20_body">
      <style:paragraph-properties fo:margin-top="0.423cm" fo:margin-bottom="0cm" style:contextual-spacing="false" fo:line-height="120%" style:writing-mode="lr-tb"/>
      <style:text-properties fo:font-variant="normal" fo:text-transform="none" fo:color="#000000" loext:opacity="100%" style:font-name="Arial2" fo:font-size="11pt" fo:font-style="italic" style:text-underline-style="solid" style:text-underline-width="auto" style:text-underline-color="font-color" fo:font-weight="normal" fo:background-color="transparent"/>
    </style:style>
    <style:style style:name="P19" style:family="paragraph" style:parent-style-name="Text_20_body">
      <style:paragraph-properties fo:margin-top="0.423cm" fo:margin-bottom="0cm" style:contextual-spacing="false" fo:line-height="120%" fo:text-align="center" style:justify-single-word="false" style:writing-mode="lr-tb"/>
      <style:text-properties fo:font-variant="normal" fo:text-transform="none" fo:color="#c9211e" loext:opacity="100%" style:font-name="Arial2" fo:font-size="11pt" fo:font-style="normal" style:text-underline-style="solid" style:text-underline-width="auto" style:text-underline-color="font-color" fo:font-weight="bold" fo:background-color="transparent"/>
    </style:style>
    <style:style style:name="P20" style:family="paragraph" style:parent-style-name="Text_20_body">
      <style:paragraph-properties fo:margin-top="0.423cm" fo:margin-bottom="0cm" style:contextual-spacing="false" fo:line-height="120%" style:writing-mode="lr-tb"/>
      <style:text-properties fo:font-variant="normal" fo:text-transform="none" fo:color="#0000ff" loext:opacity="100%" style:font-name="Arial2" fo:font-size="11pt" fo:font-style="normal" style:text-underline-style="solid" style:text-underline-width="auto" style:text-underline-color="font-color" fo:font-weight="normal" fo:background-color="transparent"/>
    </style:style>
    <style:style style:name="P21" style:family="paragraph" style:parent-style-name="Text_20_body">
      <loext:graphic-properties draw:fill="solid" draw:fill-color="#1e1e2e" draw:opacity="100%"/>
      <style:paragraph-properties fo:margin-top="0cm" fo:margin-bottom="0cm" style:contextual-spacing="false" fo:line-height="120%" fo:background-color="#1e1e2e" style:writing-mode="lr-tb"/>
      <style:text-properties fo:font-variant="normal" fo:text-transform="none" fo:color="#cba6f7" loext:opacity="100%" style:text-line-through-style="none" style:text-line-through-type="none" style:font-name="Courier New" fo:font-size="11pt" fo:font-style="normal" style:text-underline-style="none" fo:font-weight="normal" style:text-blinking="false" fo:background-color="transparent"/>
    </style:style>
    <style:style style:name="P22" style:family="paragraph" style:parent-style-name="Text_20_body">
      <loext:graphic-properties draw:fill="solid" draw:fill-color="#1e1e2e" draw:opacity="100%"/>
      <style:paragraph-properties fo:margin-left="0cm" fo:margin-right="0cm" fo:margin-top="0cm" fo:margin-bottom="0cm" style:contextual-spacing="false" fo:line-height="120%" fo:text-indent="0cm" style:auto-text-indent="false" fo:background-color="#1e1e2e" style:writing-mode="lr-tb"/>
      <style:text-properties fo:font-variant="normal" fo:text-transform="none" fo:color="#cba6f7" loext:opacity="100%" style:text-line-through-style="none" style:text-line-through-type="none" style:font-name="Courier New" fo:font-size="11pt" fo:font-style="normal" style:text-underline-style="none" fo:font-weight="normal" style:text-blinking="false" fo:background-color="transparent"/>
    </style:style>
    <style:style style:name="P23" style:family="paragraph" style:parent-style-name="Text_20_body">
      <loext:graphic-properties draw:fill="solid" draw:fill-color="#1e1e2e" draw:opacity="100%"/>
      <style:paragraph-properties fo:margin-top="0cm" fo:margin-bottom="0cm" style:contextual-spacing="false" fo:line-height="120%" fo:background-color="#1e1e2e" style:writing-mode="lr-tb"/>
      <style:text-properties fo:font-variant="normal" fo:text-transform="none" fo:color="#cba6f7" loext:opacity="100%" style:text-line-through-style="none" style:text-line-through-type="none" style:text-underline-style="none" style:text-blinking="false" fo:background-color="transparent"/>
    </style:style>
    <style:style style:name="P24" style:family="paragraph" style:parent-style-name="Text_20_body">
      <loext:graphic-properties draw:fill="solid" draw:fill-color="#1e1e2e" draw:opacity="100%"/>
      <style:paragraph-properties fo:margin-top="0cm" fo:margin-bottom="0cm" style:contextual-spacing="false" fo:line-height="120%" fo:background-color="#1e1e2e" style:writing-mode="lr-tb"/>
      <style:text-properties fo:font-variant="normal" fo:text-transform="none" fo:color="#cba6f7" loext:opacity="100%" style:text-line-through-style="none" style:text-line-through-type="none" style:text-underline-style="none" officeooo:paragraph-rsid="000786f4" style:text-blinking="false" fo:background-color="transparent"/>
    </style:style>
    <style:style style:name="P25" style:family="paragraph" style:parent-style-name="Text_20_body">
      <style:paragraph-properties fo:margin-top="0cm" fo:margin-bottom="0cm" style:contextual-spacing="false"/>
    </style:style>
    <style:style style:name="P26" style:family="paragraph" style:parent-style-name="Text_20_body">
      <style:paragraph-properties fo:margin-top="0.423cm" fo:margin-bottom="0cm" style:contextual-spacing="false" fo:line-height="120%" style:writing-mode="lr-tb"/>
      <style:text-properties fo:font-weight="normal"/>
    </style:style>
    <style:style style:name="P27" style:family="paragraph" style:parent-style-name="Text_20_body">
      <style:paragraph-properties fo:margin-top="0cm" fo:margin-bottom="0cm" style:contextual-spacing="false" fo:line-height="120%" style:writing-mode="lr-tb"/>
      <style:text-properties fo:font-weight="normal"/>
    </style:style>
    <style:style style:name="P28" style:family="paragraph" style:parent-style-name="Text_20_body">
      <loext:graphic-properties draw:fill="solid" draw:fill-color="#1e1e2e" draw:opacity="100%"/>
      <style:paragraph-properties fo:margin-top="0cm" fo:margin-bottom="0cm" style:contextual-spacing="false" fo:line-height="120%" fo:background-color="#1e1e2e" style:writing-mode="lr-tb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Arial2" fo:font-size="11pt" fo:font-style="normal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Arial2" fo:font-size="11pt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Arial2" fo:font-size="11pt" fo:font-style="italic" style:text-underline-style="none" style:text-blinking="false" fo:background-color="transparent" loext:char-shading-value="0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5" style:family="text">
      <style:text-properties fo:font-variant="normal" fo:text-transform="none" fo:color="#000000" loext:opacity="100%" style:font-name="Arial2" fo:font-size="11pt" fo:font-style="normal" style:text-underline-style="solid" style:text-underline-width="auto" style:text-underline-color="font-color" fo:background-color="transparent" loext:char-shading-value="0"/>
    </style:style>
    <style:style style:name="T6" style:family="text">
      <style:text-properties fo:font-variant="normal" fo:text-transform="none" fo:color="#000000" loext:opacity="100%" style:font-name="Arial2" fo:font-size="11pt" fo:font-style="italic" style:text-underline-style="solid" style:text-underline-width="auto" style:text-underline-color="font-color" fo:background-color="transparent" loext:char-shading-value="0"/>
    </style:style>
    <style:style style:name="T7" style:family="text">
      <style:text-properties fo:font-variant="normal" fo:text-transform="none" fo:color="#0000ff" loext:opacity="100%" style:font-name="Arial2" fo:font-size="11pt" fo:font-style="normal" style:text-underline-style="solid" style:text-underline-width="auto" style:text-underline-color="font-color" fo:background-color="transparent" loext:char-shading-value="0"/>
    </style:style>
    <style:style style:name="T8" style:family="text">
      <style:text-properties fo:font-variant="normal" fo:text-transform="none" fo:color="#ff0000" loext:opacity="100%" style:text-line-through-style="none" style:text-line-through-type="none" style:font-name="Arial2" fo:font-size="11pt" fo:font-style="italic" style:text-underline-style="none" fo:font-weight="normal" style:text-blinking="false" fo:background-color="transparent" loext:char-shading-value="0"/>
    </style:style>
    <style:style style:name="T9" style:family="text">
      <style:text-properties fo:font-variant="normal" fo:text-transform="none" fo:color="#ff0000" loext:opacity="100%" style:text-line-through-style="none" style:text-line-through-type="none" style:text-underline-style="none" style:text-blinking="false" fo:background-color="transparent" loext:char-shading-value="0"/>
    </style:style>
    <style:style style:name="T10" style:family="text">
      <style:text-properties fo:background-color="transparent" loext:char-shading-value="0"/>
    </style:style>
    <style:style style:name="T11" style:family="text">
      <style:text-properties style:text-underline-style="solid" style:text-underline-width="auto" style:text-underline-color="font-color" fo:background-color="transparent" loext:char-shading-value="0"/>
    </style:style>
    <style:style style:name="T12" style:family="text">
      <style:text-properties fo:font-weight="bold" fo:background-color="transparent" loext:char-shading-value="0"/>
    </style:style>
    <style:style style:name="T13" style:family="text">
      <style:text-properties fo:font-weight="normal"/>
    </style:style>
    <style:style style:name="T14" style:family="text">
      <style:text-properties style:font-name="Courier New" fo:font-size="11pt" fo:font-style="normal" fo:font-weight="normal"/>
    </style:style>
    <style:style style:name="T15" style:family="text">
      <style:text-properties style:font-name="Courier New" fo:font-size="11pt" fo:font-style="normal" fo:font-weight="normal" officeooo:rsid="000786f4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bookmark text:name="docs-internal-guid-691232f0-7fff-abce-4f4a-cc386212e7c9"/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1">Jallais Bastien</text:p>
          </table:table-cell>
          <table:table-cell table:style-name="Tableau1.A1" office:value-type="string">
            <text:p text:style-name="P1">Gesnel Kerrian</text:p>
          </table:table-cell>
          <table:table-cell table:style-name="Tableau1.A1" office:value-type="string">
            <text:p text:style-name="P1">Fumeron-Lecomte Baptiste</text:p>
          </table:table-cell>
          <table:table-cell table:style-name="Tableau1.A1" office:value-type="string">
            <text:p text:style-name="P1">Ratovobodo Nicka</text:p>
          </table:table-cell>
        </table:table-row>
      </table:table>
      <text:p text:style-name="P19">Rapport Sujet BD</text:p>
      <text:p text:style-name="Text_20_body"/>
      <text:p text:style-name="P20">Question 1)</text:p>
      <text:p text:style-name="P17">Dictionnaire des données utilisées dans Touiteur </text:p>
      <text:p text:style-name="P25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row>
          <table:table-cell table:style-name="Tableau2.A1" office:value-type="string">
            <text:p text:style-name="P1">Table envisagée</text:p>
          </table:table-cell>
          <table:table-cell table:style-name="Tableau2.A1" office:value-type="string">
            <text:p text:style-name="P1">nom champ</text:p>
          </table:table-cell>
          <table:table-cell table:style-name="Tableau2.A1" office:value-type="string">
            <text:p text:style-name="P1">type</text:p>
          </table:table-cell>
          <table:table-cell table:style-name="Tableau2.A1" office:value-type="string">
            <text:p text:style-name="P1">longueur max / format</text:p>
          </table:table-cell>
          <table:table-cell table:style-name="Tableau2.A1" office:value-type="string">
            <text:p text:style-name="P1">définition du champ</text:p>
          </table:table-cell>
        </table:table-row>
        <table:table-row>
          <table:table-cell table:style-name="Tableau2.A1" office:value-type="string">
            <text:p text:style-name="P1">Utilisateur</text:p>
          </table:table-cell>
          <table:table-cell table:style-name="Tableau2.A1" office:value-type="string">
            <text:p text:style-name="P1">emailUtil</text:p>
          </table:table-cell>
          <table:table-cell table:style-name="Tableau2.A1" office:value-type="string">
            <text:p text:style-name="P1">Texte</text:p>
          </table:table-cell>
          <table:table-cell table:style-name="Tableau2.A1" office:value-type="string">
            <text:p text:style-name="P1">25</text:p>
          </table:table-cell>
          <table:table-cell table:style-name="Tableau2.A1" office:value-type="string">
            <text:p text:style-name="P1">email d’un utilisateur</text:p>
          </table:table-cell>
        </table:table-row>
        <table:table-row>
          <table:table-cell table:style-name="Tableau2.A1" office:value-type="string">
            <text:p text:style-name="P1">Utilisateur</text:p>
          </table:table-cell>
          <table:table-cell table:style-name="Tableau2.A1" office:value-type="string">
            <text:p text:style-name="P1">nomUtil</text:p>
          </table:table-cell>
          <table:table-cell table:style-name="Tableau2.A1" office:value-type="string">
            <text:p text:style-name="P1">Texte</text:p>
          </table:table-cell>
          <table:table-cell table:style-name="Tableau2.A1" office:value-type="string">
            <text:p text:style-name="P1">15</text:p>
          </table:table-cell>
          <table:table-cell table:style-name="Tableau2.A1" office:value-type="string">
            <text:p text:style-name="P1">nom d’un utilisateur</text:p>
          </table:table-cell>
        </table:table-row>
        <table:table-row>
          <table:table-cell table:style-name="Tableau2.A1" office:value-type="string">
            <text:p text:style-name="P1">Utilisateur</text:p>
          </table:table-cell>
          <table:table-cell table:style-name="Tableau2.A1" office:value-type="string">
            <text:p text:style-name="P1">prenomUtil</text:p>
          </table:table-cell>
          <table:table-cell table:style-name="Tableau2.A1" office:value-type="string">
            <text:p text:style-name="P1">Texte</text:p>
          </table:table-cell>
          <table:table-cell table:style-name="Tableau2.A1" office:value-type="string">
            <text:p text:style-name="P1">15</text:p>
          </table:table-cell>
          <table:table-cell table:style-name="Tableau2.A1" office:value-type="string">
            <text:p text:style-name="P1">prénom d’un utilisateur</text:p>
          </table:table-cell>
        </table:table-row>
        <table:table-row>
          <table:table-cell table:style-name="Tableau2.A1" office:value-type="string">
            <text:p text:style-name="P1">Utilisateur</text:p>
          </table:table-cell>
          <table:table-cell table:style-name="Tableau2.A1" office:value-type="string">
            <text:p text:style-name="P1">password</text:p>
          </table:table-cell>
          <table:table-cell table:style-name="Tableau2.A1" office:value-type="string">
            <text:p text:style-name="P1">Texte</text:p>
          </table:table-cell>
          <table:table-cell table:style-name="Tableau2.A1" office:value-type="string">
            <text:p text:style-name="P1">20</text:p>
          </table:table-cell>
          <table:table-cell table:style-name="Tableau2.A1" office:value-type="string">
            <text:p text:style-name="P1">mot de passe de l’utilisateur</text:p>
          </table:table-cell>
        </table:table-row>
        <table:table-row>
          <table:table-cell table:style-name="Tableau2.A1" office:value-type="string">
            <text:p text:style-name="P1">Utilisateur</text:p>
          </table:table-cell>
          <table:table-cell table:style-name="Tableau2.A1" office:value-type="string">
            <text:p text:style-name="P1">rôle</text:p>
          </table:table-cell>
          <table:table-cell table:style-name="Tableau2.A1" office:value-type="string">
            <text:p text:style-name="P1">Texte</text:p>
          </table:table-cell>
          <table:table-cell table:style-name="Tableau2.A1" office:value-type="string">
            <text:p text:style-name="P1">15</text:p>
          </table:table-cell>
          <table:table-cell table:style-name="Tableau2.A1" office:value-type="string">
            <text:p text:style-name="P1">rôle d’un utilisateur : admin…</text:p>
          </table:table-cell>
        </table:table-row>
        <table:table-row>
          <table:table-cell table:style-name="Tableau2.A1" office:value-type="string">
            <text:p text:style-name="P1">Touite</text:p>
          </table:table-cell>
          <table:table-cell table:style-name="Tableau2.A1" office:value-type="string">
            <text:p text:style-name="P1">id_touite</text:p>
          </table:table-cell>
          <table:table-cell table:style-name="Tableau2.A1" office:value-type="string">
            <text:p text:style-name="P1">Numérique</text:p>
          </table:table-cell>
          <table:table-cell table:style-name="Tableau2.A1" office:value-type="string">
            <text:p text:style-name="P1">5</text:p>
          </table:table-cell>
          <table:table-cell table:style-name="Tableau2.A1" office:value-type="string">
            <text:p text:style-name="P1">id D’un touite unique</text:p>
          </table:table-cell>
        </table:table-row>
        <table:table-row>
          <table:table-cell table:style-name="Tableau2.A1" office:value-type="string">
            <text:p text:style-name="P1">Touite</text:p>
          </table:table-cell>
          <table:table-cell table:style-name="Tableau2.A1" office:value-type="string">
            <text:p text:style-name="P1">texte</text:p>
          </table:table-cell>
          <table:table-cell table:style-name="Tableau2.A1" office:value-type="string">
            <text:p text:style-name="P1">Texte</text:p>
          </table:table-cell>
          <table:table-cell table:style-name="Tableau2.A1" office:value-type="string">
            <text:p text:style-name="P1">235</text:p>
          </table:table-cell>
          <table:table-cell table:style-name="Tableau2.A1" office:value-type="string">
            <text:p text:style-name="P1">texte du touite d’une longueur limitée à 235 caractères </text:p>
          </table:table-cell>
        </table:table-row>
        <table:table-row>
          <table:table-cell table:style-name="Tableau2.A1" office:value-type="string">
            <text:p text:style-name="P1">Touite</text:p>
          </table:table-cell>
          <table:table-cell table:style-name="Tableau2.A1" office:value-type="string">
            <text:p text:style-name="P1">note</text:p>
          </table:table-cell>
          <table:table-cell table:style-name="Tableau2.A1" office:value-type="string">
            <text:p text:style-name="P1">Numérique</text:p>
          </table:table-cell>
          <table:table-cell table:style-name="Tableau2.A1" office:value-type="string">
            <text:p text:style-name="P1">4</text:p>
          </table:table-cell>
          <table:table-cell table:style-name="Tableau2.A1" office:value-type="string">
            <text:p text:style-name="P1">note d’un touite</text:p>
          </table:table-cell>
        </table:table-row>
        <table:table-row>
          <table:table-cell table:style-name="Tableau2.A1" office:value-type="string">
            <text:p text:style-name="P1">Touite</text:p>
          </table:table-cell>
          <table:table-cell table:style-name="Tableau2.A1" office:value-type="string">
            <text:p text:style-name="P1">date</text:p>
          </table:table-cell>
          <table:table-cell table:style-name="Tableau2.A1" office:value-type="string">
            <text:p text:style-name="P1">date</text:p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P1">date de publication d’u touite</text:p>
          </table:table-cell>
        </table:table-row>
        <table:table-row>
          <table:table-cell table:style-name="Tableau2.A1" office:value-type="string">
            <text:p text:style-name="P1">Touite</text:p>
          </table:table-cell>
          <table:table-cell table:style-name="Tableau2.A1" office:value-type="string">
            <text:p text:style-name="P1">cheminIm</text:p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P1">50</text:p>
          </table:table-cell>
          <table:table-cell table:style-name="Tableau2.A1" office:value-type="string">
            <text:p text:style-name="P1">chemin vers l’image </text:p>
          </table:table-cell>
        </table:table-row>
        <table:table-row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</table:table-row>
        <table:table-row>
          <table:table-cell table:style-name="Tableau2.A1" office:value-type="string">
            <text:p text:style-name="P1">aTouite</text:p>
          </table:table-cell>
          <table:table-cell table:style-name="Tableau2.A1" office:value-type="string">
            <text:p text:style-name="P1">emailUtil</text:p>
          </table:table-cell>
          <table:table-cell table:style-name="Tableau2.A1" office:value-type="string">
            <text:p text:style-name="P1">Texte</text:p>
          </table:table-cell>
          <table:table-cell table:style-name="Tableau2.A1" office:value-type="string">
            <text:p text:style-name="P1">25</text:p>
            <text:p text:style-name="Table_20_Contents"/>
          </table:table-cell>
          <table:table-cell table:style-name="Tableau2.A1" office:value-type="string">
            <text:p text:style-name="P1">email d’un utilisateur</text:p>
          </table:table-cell>
        </table:table-row>
        <table:table-row>
          <table:table-cell table:style-name="Tableau2.A1" office:value-type="string">
            <text:p text:style-name="P1">aTouite</text:p>
          </table:table-cell>
          <table:table-cell table:style-name="Tableau2.A1" office:value-type="string">
            <text:p text:style-name="P1">date</text:p>
          </table:table-cell>
          <table:table-cell table:style-name="Tableau2.A1" office:value-type="string">
            <text:p text:style-name="P1">date</text:p>
          </table:table-cell>
          <table:table-cell table:style-name="Tableau2.A1" office:value-type="string">
            <text:p text:style-name="P2">YYYY-MM-DD HH:MM:SS</text:p>
          </table:table-cell>
          <table:table-cell table:style-name="Tableau2.A1" office:value-type="string">
            <text:p text:style-name="P1">date de publication d’u touite</text:p>
          </table:table-cell>
        </table:table-row>
        <table:table-row>
          <table:table-cell table:style-name="Tableau2.A1" office:value-type="string">
            <text:p text:style-name="P1">aTouite</text:p>
          </table:table-cell>
          <table:table-cell table:style-name="Tableau2.A1" office:value-type="string">
            <text:p text:style-name="P1">id_touite</text:p>
          </table:table-cell>
          <table:table-cell table:style-name="Tableau2.A1" office:value-type="string">
            <text:p text:style-name="P1">Numérique</text:p>
          </table:table-cell>
          <table:table-cell table:style-name="Tableau2.A1" office:value-type="string">
            <text:p text:style-name="P1">5</text:p>
          </table:table-cell>
          <table:table-cell table:style-name="Tableau2.A1" office:value-type="string">
            <text:p text:style-name="P1">id d’un touite unique</text:p>
          </table:table-cell>
        </table:table-row>
        <table:table-row>
          <table:table-cell table:style-name="Tableau2.A1" office:value-type="string">
            <text:p text:style-name="P1">Tag</text:p>
          </table:table-cell>
          <table:table-cell table:style-name="Tableau2.A1" office:value-type="string">
            <text:p text:style-name="P1">id_tag</text:p>
          </table:table-cell>
          <table:table-cell table:style-name="Tableau2.A1" office:value-type="string">
            <text:p text:style-name="P1">Numérique</text:p>
          </table:table-cell>
          <table:table-cell table:style-name="Tableau2.A1" office:value-type="string">
            <text:p text:style-name="P1">5</text:p>
          </table:table-cell>
          <table:table-cell table:style-name="Tableau2.A1" office:value-type="string">
            <text:p text:style-name="P1">id d’un tag</text:p>
          </table:table-cell>
        </table:table-row>
        <text:soft-page-break/>
        <table:table-row>
          <table:table-cell table:style-name="Tableau2.A1" office:value-type="string">
            <text:p text:style-name="P1">Tag</text:p>
          </table:table-cell>
          <table:table-cell table:style-name="Tableau2.A1" office:value-type="string">
            <text:p text:style-name="P1">libelle_tag</text:p>
          </table:table-cell>
          <table:table-cell table:style-name="Tableau2.A1" office:value-type="string">
            <text:p text:style-name="P1">Texte</text:p>
          </table:table-cell>
          <table:table-cell table:style-name="Tableau2.A1" office:value-type="string">
            <text:p text:style-name="P1">25</text:p>
          </table:table-cell>
          <table:table-cell table:style-name="Tableau2.A1" office:value-type="string">
            <text:p text:style-name="P1">nom du tag</text:p>
          </table:table-cell>
        </table:table-row>
        <table:table-row>
          <table:table-cell table:style-name="Tableau2.A1" office:value-type="string">
            <text:p text:style-name="P1">Tag</text:p>
          </table:table-cell>
          <table:table-cell table:style-name="Tableau2.A1" office:value-type="string">
            <text:p text:style-name="P1">desc_Tag</text:p>
          </table:table-cell>
          <table:table-cell table:style-name="Tableau2.A1" office:value-type="string">
            <text:p text:style-name="P1">Texte</text:p>
          </table:table-cell>
          <table:table-cell table:style-name="Tableau2.A1" office:value-type="string">
            <text:p text:style-name="P1">100</text:p>
          </table:table-cell>
          <table:table-cell table:style-name="Tableau2.A1" office:value-type="string">
            <text:p text:style-name="P1">description du tag</text:p>
          </table:table-cell>
        </table:table-row>
        <table:table-row>
          <table:table-cell table:style-name="Tableau2.A1" office:value-type="string">
            <text:p text:style-name="P1">aTouite</text:p>
          </table:table-cell>
          <table:table-cell table:style-name="Tableau2.A1" office:value-type="string">
            <text:p text:style-name="P1">emailUtil</text:p>
          </table:table-cell>
          <table:table-cell table:style-name="Tableau2.A1" office:value-type="string">
            <text:p text:style-name="P1">Texte</text:p>
          </table:table-cell>
          <table:table-cell table:style-name="Tableau2.A1" office:value-type="string">
            <text:p text:style-name="P1">25</text:p>
          </table:table-cell>
          <table:table-cell table:style-name="Tableau2.A1" office:value-type="string">
            <text:p text:style-name="P1">email de l’utilisateur qui touite</text:p>
          </table:table-cell>
        </table:table-row>
        <table:table-row>
          <table:table-cell table:style-name="Tableau2.A1" office:value-type="string">
            <text:p text:style-name="P1">aTouite</text:p>
          </table:table-cell>
          <table:table-cell table:style-name="Tableau2.A1" office:value-type="string">
            <text:p text:style-name="P1">date</text:p>
          </table:table-cell>
          <table:table-cell table:style-name="Tableau2.A1" office:value-type="string">
            <text:p text:style-name="P1">date</text:p>
          </table:table-cell>
          <table:table-cell table:style-name="Tableau2.A1" office:value-type="string">
            <text:p text:style-name="P2">YYYY-MM-DD HH:MM:SS</text:p>
          </table:table-cell>
          <table:table-cell table:style-name="Tableau2.A1" office:value-type="string">
            <text:p text:style-name="P1">date d’un touite</text:p>
          </table:table-cell>
        </table:table-row>
        <table:table-row>
          <table:table-cell table:style-name="Tableau2.A1" office:value-type="string">
            <text:p text:style-name="P1">aTouite</text:p>
          </table:table-cell>
          <table:table-cell table:style-name="Tableau2.A1" office:value-type="string">
            <text:p text:style-name="P1">idTouite</text:p>
          </table:table-cell>
          <table:table-cell table:style-name="Tableau2.A1" office:value-type="string">
            <text:p text:style-name="P1">Numérique</text:p>
          </table:table-cell>
          <table:table-cell table:style-name="Tableau2.A1" office:value-type="string">
            <text:p text:style-name="P1">5</text:p>
          </table:table-cell>
          <table:table-cell table:style-name="Tableau2.A1" office:value-type="string">
            <text:p text:style-name="P1">id d’un touite unique</text:p>
          </table:table-cell>
        </table:table-row>
        <table:table-row>
          <table:table-cell table:style-name="Tableau2.A1" office:value-type="string">
            <text:p text:style-name="P1">Suivis</text:p>
          </table:table-cell>
          <table:table-cell table:style-name="Tableau2.A1" office:value-type="string">
            <text:p text:style-name="P1">emailAbb</text:p>
          </table:table-cell>
          <table:table-cell table:style-name="Tableau2.A1" office:value-type="string">
            <text:p text:style-name="P1">texte</text:p>
          </table:table-cell>
          <table:table-cell table:style-name="Tableau2.A1" office:value-type="string">
            <text:p text:style-name="P1">25</text:p>
          </table:table-cell>
          <table:table-cell table:style-name="Tableau2.A1" office:value-type="string">
            <text:p text:style-name="P1">email de l’utilisateur qui suis un compte</text:p>
          </table:table-cell>
        </table:table-row>
        <table:table-row>
          <table:table-cell table:style-name="Tableau2.A1" office:value-type="string">
            <text:p text:style-name="P1">Suivis</text:p>
          </table:table-cell>
          <table:table-cell table:style-name="Tableau2.A1" office:value-type="string">
            <text:p text:style-name="P1">emailSuiv</text:p>
          </table:table-cell>
          <table:table-cell table:style-name="Tableau2.A1" office:value-type="string">
            <text:p text:style-name="P1">texte</text:p>
          </table:table-cell>
          <table:table-cell table:style-name="Tableau2.A1" office:value-type="string">
            <text:p text:style-name="P1">25</text:p>
          </table:table-cell>
          <table:table-cell table:style-name="Tableau2.A1" office:value-type="string">
            <text:p text:style-name="P1">email de l’utilisateur qui se fait suivre</text:p>
          </table:table-cell>
        </table:table-row>
        <table:table-row>
          <table:table-cell table:style-name="Tableau2.A1" office:value-type="string">
            <text:p text:style-name="P1">TouiteParTag</text:p>
          </table:table-cell>
          <table:table-cell table:style-name="Tableau2.A1" office:value-type="string">
            <text:p text:style-name="P1">id_tag</text:p>
          </table:table-cell>
          <table:table-cell table:style-name="Tableau2.A1" office:value-type="string">
            <text:p text:style-name="P1">Numérique</text:p>
          </table:table-cell>
          <table:table-cell table:style-name="Tableau2.A1" office:value-type="string">
            <text:p text:style-name="P1">5</text:p>
          </table:table-cell>
          <table:table-cell table:style-name="Tableau2.A1" office:value-type="string">
            <text:p text:style-name="P1">id d’un tag</text:p>
          </table:table-cell>
        </table:table-row>
        <table:table-row>
          <table:table-cell table:style-name="Tableau2.A1" office:value-type="string">
            <text:p text:style-name="P1">TouiteParTag</text:p>
          </table:table-cell>
          <table:table-cell table:style-name="Tableau2.A1" office:value-type="string">
            <text:p text:style-name="P1">id_touite</text:p>
          </table:table-cell>
          <table:table-cell table:style-name="Tableau2.A1" office:value-type="string">
            <text:p text:style-name="P1">Numétique</text:p>
          </table:table-cell>
          <table:table-cell table:style-name="Tableau2.A1" office:value-type="string">
            <text:p text:style-name="P1">5</text:p>
          </table:table-cell>
          <table:table-cell table:style-name="Tableau2.A1" office:value-type="string">
            <text:p text:style-name="P1">id d’un touite</text:p>
          </table:table-cell>
        </table:table-row>
        <table:table-row>
          <table:table-cell table:style-name="Tableau2.A1" office:value-type="string">
            <text:p text:style-name="P1">Image</text:p>
          </table:table-cell>
          <table:table-cell table:style-name="Tableau2.A1" office:value-type="string">
            <text:p text:style-name="P1">cheminIm</text:p>
          </table:table-cell>
          <table:table-cell table:style-name="Tableau2.A1" office:value-type="string">
            <text:p text:style-name="P1">Texte</text:p>
          </table:table-cell>
          <table:table-cell table:style-name="Tableau2.A1" office:value-type="string">
            <text:p text:style-name="P1">100</text:p>
          </table:table-cell>
          <table:table-cell table:style-name="Tableau2.A1" office:value-type="string">
            <text:p text:style-name="P1">chemin du fichier de l’image</text:p>
          </table:table-cell>
        </table:table-row>
        <table:table-row>
          <table:table-cell table:style-name="Tableau2.A1" office:value-type="string">
            <text:p text:style-name="P1">Image</text:p>
          </table:table-cell>
          <table:table-cell table:style-name="Tableau2.A1" office:value-type="string">
            <text:p text:style-name="P1">descIm</text:p>
          </table:table-cell>
          <table:table-cell table:style-name="Tableau2.A1" office:value-type="string">
            <text:p text:style-name="P1">Texte</text:p>
          </table:table-cell>
          <table:table-cell table:style-name="Tableau2.A1" office:value-type="string">
            <text:p text:style-name="P1">100</text:p>
          </table:table-cell>
          <table:table-cell table:style-name="Tableau2.A1" office:value-type="string">
            <text:p text:style-name="P1">description de l’image</text:p>
          </table:table-cell>
        </table:table-row>
      </table:table>
      <text:p text:style-name="Text_20_body"/>
      <text:p text:style-name="P26"><text:span text:style-name="T1"><text:line-break/></text:span><text:span text:style-name="T7">Question 2)</text:span></text:p>
      <text:p text:style-name="P18">Rappel :</text:p>
      <text:p text:style-name="P11">1FN → Attributs de forme atomique</text:p>
      <text:p text:style-name="P11">2FN → tous les attributs non clés sont pleinement dépendants des clés + 1FN</text:p>
      <text:p text:style-name="P11">3FN → tous les attributs non clés sont directement et pleinement dépendants des clés+ 2FN</text:p>
      <text:p text:style-name="Text_20_body"/>
      <text:p text:style-name="P17">Ensemble des dépendances fonctionnelles valides</text:p>
      <text:p text:style-name="P11">{emailUtil} -&gt; nomUtil, prenomUtil, password, rôle (1)</text:p>
      <text:p text:style-name="P11">{id_touite} -&gt; texte, note, date, cheminIm, descIm (2)</text:p>
      <text:p text:style-name="P11">{emailUtil, date} -&gt; id_touite (3)</text:p>
      <text:p text:style-name="P11">{id_tag} -&gt; libelle_Tag, descTag (4)</text:p>
      <text:p text:style-name="P11"><text:soft-page-break/>{id_touite}-&gt;id_tag (5)</text:p>
      <text:p text:style-name="P11">(cheminIm) -&gt; descIm (6)</text:p>
      <text:p text:style-name="P20">Question 3)</text:p>
      <text:p text:style-name="P26"><text:span text:style-name="T5">Liste des clés minimales</text:span><text:span text:style-name="T4"> </text:span></text:p>
      <text:list text:style-name="L8">
        <text:list-item>
          <text:p text:style-name="P5">Décomposition des dépendances focntionnnelles pour avoir les formes canoniques </text:p>
        </text:list-item>
      </text:list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1">emailUtil -&gt; nomUtil (1’)</text:p>
            <text:p text:style-name="P1">emailUtil -&gt; prenomUtil (1’’)</text:p>
            <text:p text:style-name="P1">emailUtil -&gt; password (1’’’)</text:p>
            <text:p text:style-name="P1">emailUtil -&gt; rôle(1’’’’)</text:p>
          </table:table-cell>
          <table:table-cell table:style-name="Tableau3.A1" office:value-type="string">
            <text:p text:style-name="P1">id_touite -&gt; texte (2’)</text:p>
            <text:p text:style-name="P1">id_touite -&gt; note (2’’)</text:p>
            <text:p text:style-name="P1">id_touite -&gt; date (2’’’)</text:p>
            <text:p text:style-name="P1">id_touite -&gt; cheminIm (2’’’’) </text:p>
            <text:p text:style-name="P1">id_touite -&gt; descIm (2’’’’’) </text:p>
          </table:table-cell>
        </table:table-row>
        <table:table-row>
          <table:table-cell table:style-name="Tableau3.A1" office:value-type="string">
            <text:p text:style-name="P1">(emailUtil, date) -&gt; id_touite (3’)</text:p>
          </table:table-cell>
          <table:table-cell table:style-name="Tableau3.A1" office:value-type="string">
            <text:p text:style-name="P1">id_tag -&gt; libelle_Tag (4’)</text:p>
            <text:p text:style-name="P1">id_tag -&gt; descTagi (4’’)</text:p>
          </table:table-cell>
        </table:table-row>
        <table:table-row>
          <table:table-cell table:style-name="Tableau3.A1" office:value-type="string">
            <text:p text:style-name="P1">id_touite -&gt;id_tag (5’)</text:p>
          </table:table-cell>
          <table:table-cell table:style-name="Tableau3.A1" office:value-type="string">
            <text:p text:style-name="P1">cheminIm -&gt; descIm (6’)</text:p>
          </table:table-cell>
        </table:table-row>
      </table:table>
      <text:p text:style-name="P11">On identifie 6 tables différentes</text:p>
      <text:list text:style-name="L9">
        <text:list-item>
          <text:p text:style-name="P6">Identification des DF que l’on peut supprimer </text:p>
        </text:list-item>
      </text:list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1">emailUtil -&gt; nomUtil (1’)</text:p>
            <text:p text:style-name="P1">emailUtil -&gt; prenomUtil (1’’)</text:p>
            <text:p text:style-name="P1">emailUtil -&gt; password (1’’’)</text:p>
            <text:p text:style-name="P1">emailUtil -&gt; rôle(1’’’’)</text:p>
          </table:table-cell>
          <table:table-cell table:style-name="Tableau4.A1" office:value-type="string">
            <text:p text:style-name="P1">id_touite -&gt; texte (2’)</text:p>
            <text:p text:style-name="P1">id_touite -&gt; note (2’’)</text:p>
            <text:p text:style-name="P1">id_touite -&gt; date (2’’’)</text:p>
            <text:p text:style-name="P1">id_touite -&gt; cheminIm (2’’’’) </text:p>
            <text:p text:style-name="P3">id_touite -&gt; descIm (2’’’’’) redondant avec (6’)</text:p>
          </table:table-cell>
        </table:table-row>
        <table:table-row>
          <table:table-cell table:style-name="Tableau4.A1" office:value-type="string">
            <text:p text:style-name="P1">(emailUtil, date) -&gt; id_touite (3’)</text:p>
          </table:table-cell>
          <table:table-cell table:style-name="Tableau4.A1" office:value-type="string">
            <text:p text:style-name="P1">id_tag -&gt; libelle_Tag (4’)</text:p>
            <text:p text:style-name="P1">id_tag -&gt; descTagi (4’’)</text:p>
          </table:table-cell>
        </table:table-row>
        <table:table-row>
          <table:table-cell table:style-name="Tableau4.A1" office:value-type="string">
            <text:p text:style-name="P1">id_touite -&gt;id_tag (5’)</text:p>
          </table:table-cell>
          <table:table-cell table:style-name="Tableau4.A1" office:value-type="string">
            <text:p text:style-name="P1">cheminIm -&gt; descIm (6’)</text:p>
          </table:table-cell>
        </table:table-row>
      </table:table>
      <text:list text:style-name="L10">
        <text:list-item>
          <text:p text:style-name="P7">Identification les clés </text:p>
        </text:list-item>
      </text:list>
      <text:p text:style-name="Text_20_body"/>
      <text:p text:style-name="P10">On supprime les attributs que l’on peut obtenir à partir d’autres attributs (clés):</text:p>
      <text:list text:style-name="L11">
        <text:list-item>
          <text:p text:style-name="P8"><text:span text:style-name="T12">NomUtil, prenomUtil, password</text:span><text:span text:style-name="T10"> sont obtenus à partir d’un </text:span><text:span text:style-name="T12">email.</text:span></text:p>
        </text:list-item>
        <text:list-item>
          <text:p text:style-name="P8"><text:span text:style-name="T12">Id_touite </text:span><text:span text:style-name="T10">est obtenu à partir de </text:span><text:span text:style-name="T12">email et date</text:span><text:span text:style-name="T10"> </text:span></text:p>
        </text:list-item>
        <text:list-item>
          <text:p text:style-name="P8"><text:span text:style-name="T12">Texte, note, cheminIm, descIm</text:span><text:span text:style-name="T10"> sont obtenus à partir de l’</text:span><text:span text:style-name="T12">id_touite.</text:span></text:p>
        </text:list-item>
        <text:list-item>
          <text:p text:style-name="P8"><text:span text:style-name="T12">Libelle_tag, descTag</text:span><text:span text:style-name="T10"> sont obtenus à partir de l’</text:span><text:span text:style-name="T12">id_tag</text:span><text:span text:style-name="T10">.</text:span></text:p>
        </text:list-item>
      </text:list>
      <text:p text:style-name="Text_20_body"/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4"><text:span text:style-name="T8">emailUtil</text:span><text:span text:style-name="T9"> </text:span><text:span text:style-name="T2">car à partir de cet attribut on peut avoir le nom,le prénom ainsi que le mot de passe de l’utilisateur</text:span></text:p>
            <text:p text:style-name="P4"><text:span text:style-name="T8">Date </text:span><text:span text:style-name="T2">car la combinaison avec emailUtil permet de retrouver la liste des touites d’un utilisateur et l’id_touite donne les informations sur un touite.</text:span></text:p>
            <text:p text:style-name="P4"><text:soft-page-break/><text:span text:style-name="T8">id_Tag </text:span><text:span text:style-name="T2">car les informations d’un tag comme son libellé ou sa description dépend de son id.</text:span></text:p>
          </table:table-cell>
        </table:table-row>
      </table:table>
      <text:p text:style-name="Text_20_body"/>
      <text:p text:style-name="P20">Question 4)</text:p>
      <text:p text:style-name="Text_20_body"/>
      <text:p text:style-name="P27"><text:span text:style-name="T1">Touiteur( </text:span><text:span text:style-name="T5">EmailUtil</text:span><text:span text:style-name="T1">, nomUtil, prenomUtil, password, role, id_touite, texte, </text:span><text:span text:style-name="T5">date</text:span><text:span text:style-name="T1">, note, cheminIm, </text:span><text:span text:style-name="T5">id_tag</text:span><text:span text:style-name="T1">, libelleTag, descIm)</text:span></text:p>
      <text:p text:style-name="Text_20_body"/>
      <text:p text:style-name="P10">On a : </text:p>
      <text:list text:style-name="L12">
        <text:list-item>
          <text:p text:style-name="P12">1FN car les attributs sont sous forme canonique</text:p>
        </text:list-item>
        <text:list-item>
          <text:p text:style-name="P12">2FN car 1FN et il n’y a pas de DF entre les attributs non-clés et une partie de la clé</text:p>
        </text:list-item>
        <text:list-item>
          <text:p text:style-name="P12">3FN car 2FN et il n’y a pas de DF entre les attributs non-clés.</text:p>
        </text:list-item>
      </text:list>
      <text:p text:style-name="P20">Question 5)</text:p>
      <text:p text:style-name="P26"><text:span text:style-name="T6">Rappel de la 3FN : </text:span><text:span text:style-name="T3">il faut qu'il n'y ait aucune dépendance fonctionnelle entre attributs non clés. tous les attributs non clés sont directement et pleinement dépendants des clés + 2FN</text:span></text:p>
      <text:list text:style-name="L13">
        <text:list-item>
          <text:p text:style-name="P13">Redéfinition des relations entre les attributs </text:p>
        </text:list-item>
      </text:list>
      <text:p text:style-name="Text_20_body"/>
      <text:list text:style-name="L14">
        <text:list-item>
          <text:p text:style-name="P9"><text:span text:style-name="T10">UTILISATEUR(</text:span><text:span text:style-name="T11">emailUtil</text:span><text:span text:style-name="T10">, nomUtil, prenomUtil, password, rôle)</text:span></text:p>
        </text:list-item>
        <text:list-item>
          <text:p text:style-name="P9"><text:span text:style-name="T10">TOUITE(</text:span><text:span text:style-name="T11">id_touite,</text:span><text:span text:style-name="T10"> texte, date, note, cheminIm)</text:span></text:p>
        </text:list-item>
        <text:list-item>
          <text:p text:style-name="P9"><text:span text:style-name="T10">TAG(</text:span><text:span text:style-name="T11">id_tag</text:span><text:span text:style-name="T10">, libelleTag, descTag)</text:span></text:p>
        </text:list-item>
        <text:list-item>
          <text:p text:style-name="P9"><text:span text:style-name="T10">ATOUITE(</text:span><text:span text:style-name="T11">emailUtil, date</text:span><text:span text:style-name="T10">, id_Touite)</text:span></text:p>
        </text:list-item>
        <text:list-item>
          <text:p text:style-name="P9"><text:span text:style-name="T10">SUIVIS(</text:span><text:span text:style-name="T11">emailUtilA, emailUtilB</text:span><text:span text:style-name="T10">)</text:span></text:p>
        </text:list-item>
        <text:list-item>
          <text:p text:style-name="P9"><text:span text:style-name="T10">TOUITEPARTAG(</text:span><text:span text:style-name="T11">id_touite, id_tag</text:span><text:span text:style-name="T10">)</text:span></text:p>
        </text:list-item>
        <text:list-item>
          <text:p text:style-name="P9"><text:span text:style-name="T10">IMAGE(</text:span><text:span text:style-name="T11">cheminIm</text:span><text:span text:style-name="T10">,  descIm) </text:span></text:p>
        </text:list-item>
      </text:list>
      <text:p text:style-name="P20">Question 6)</text:p>
      <text:p text:style-name="Text_20_body"/>
      <text:list text:style-name="L15">
        <text:list-item>
          <text:p text:style-name="P15">Création des tables </text:p>
        </text:list-item>
      </text:list>
      <text:p text:style-name="P22">CREATE TABLE TOUITE</text:p>
      <text:p text:style-name="P21">(</text:p>
      <text:p text:style-name="P23"><text:span text:style-name="T14"><text:s/>id_touite INTEGER AUTO_INCREMENT,</text:span></text:p>
      <text:p text:style-name="P23"><text:span text:style-name="T14"><text:s/>texte TEXT NOT NULL,</text:span></text:p>
      <text:p text:style-name="P23"><text:span text:style-name="T14"><text:s/>dateTouite DATETIME NOT NULL,</text:span></text:p>
      <text:p text:style-name="P23"><text:span text:style-name="T14"><text:s/>note INTEGER NOT NULL,</text:span></text:p>
      <text:p text:style-name="P23"><text:span text:style-name="T14"><text:s/>cheminIm VARCHAR(256) NOT NULL,</text:span></text:p>
      <text:p text:style-name="P23"><text:span text:style-name="T14"><text:s/>PRIMARY KEY (id_touite, dateTouite)</text:span></text:p>
      <text:p text:style-name="P21">);</text:p>
      <text:p text:style-name="P28"/>
      <text:p text:style-name="P28"/>
      <text:p text:style-name="P21">INSERT INTO TOUITE (texte, dateTouite, note, cheminIm) VALUES ('Yop, ça boum ?', '2023-11-08 8:30:23', 0, 'src/images/image1.jpg');</text:p>
      <text:p text:style-name="P21"><text:soft-page-break/>INSERT INTO TOUITE (texte, dateTouite, note, cheminIm) VALUES ('Les débuts', '2023-11-06 15:11:01', 0, 'src/images/image1.jpg');</text:p>
      <text:p text:style-name="P28"/>
      <text:p text:style-name="P28"/>
      <text:p text:style-name="P21">CREATE TABLE UTILISATEUR</text:p>
      <text:p text:style-name="P21">(</text:p>
      <text:p text:style-name="P24"><text:span text:style-name="T14">emailUtil VARCHAR(60) PRIMARY KEY,</text:span></text:p>
      <text:p text:style-name="P24"><text:span text:style-name="T14">nomUtil TEXT NOT NULL,</text:span></text:p>
      <text:p text:style-name="P23"><text:span text:style-name="T14">prenomUtil TEXT NOT NULL,</text:span></text:p>
      <text:p text:style-name="P23"><text:span text:style-name="T14">password <text:s/>TEXT NOT NULL,</text:span></text:p>
      <text:p text:style-name="P23"><text:span text:style-name="T14">role TEXT NOT NULL</text:span></text:p>
      <text:p text:style-name="P21">);</text:p>
      <text:p text:style-name="P28"/>
      <text:p text:style-name="P28"/>
      <text:p text:style-name="P21">INSERT INTO UTILISATEUR (emailUtil, nomUtil, prenomUtil, password, role) VALUES ('gesnelK@mail.fr', 'Gesnel', 'Kerrian', SHA2('kerrianleboss',256), 'admin');</text:p>
      <text:p text:style-name="P21">INSERT INTO UTILISATEUR (emailUtil, nomUtil, prenomUtil, password, role) VALUES ('fumeronB@mail.fr','Fumeron-Lecomte','Baptiste',SHA2('baptisteleboss',256),'admin');</text:p>
      <text:p text:style-name="P21">INSERT INTO UTILISATEUR (emailUtil, nomUtil, prenomUtil, password, role) VALUES ('jallaisB@mail.fr','Jallais','Bastien',SHA2('bastienleboss',256),'admin');</text:p>
      <text:p text:style-name="P21">INSERT INTO UTILISATEUR (emailUtil, nomUtil, prenomUtil, password, role) VALUES ('user1@mail.fr','Jean','Kennedy', SHA2('user1user1',256),'user');</text:p>
      <text:p text:style-name="P28"/>
      <text:p text:style-name="P28"/>
      <text:p text:style-name="P21">CREATE TABLE IMAGE</text:p>
      <text:p text:style-name="P21">(</text:p>
      <text:p text:style-name="P23"><text:span text:style-name="T14"><text:s/>cheminIm VARCHAR(256) PRIMARY KEY,</text:span></text:p>
      <text:p text:style-name="P23"><text:span text:style-name="T14"><text:s/>descIm TEXT NOT NULL</text:span></text:p>
      <text:p text:style-name="P21">);</text:p>
      <text:p text:style-name="P28"/>
      <text:p text:style-name="P28"/>
      <text:p text:style-name="P21">INSERT INTO IMAGE (cheminIm, descIm) VALUES ('src/images/image1.jpg', 'Image de test');</text:p>
      <text:p text:style-name="P21">INSERT INTO IMAGE (cheminIm, descIm) VALUES ('src/images/image2.jpg', 'Image de test');</text:p>
      <text:p text:style-name="P28"/>
      <text:p text:style-name="P28"/>
      <text:p text:style-name="P21">CREATE TABLE TAG</text:p>
      <text:p text:style-name="P21">(</text:p>
      <text:p text:style-name="P23"><text:span text:style-name="T14"><text:s/>id_tag INTEGER PRIMARY KEY AUTO_INCREMENT,</text:span></text:p>
      <text:p text:style-name="P23"><text:span text:style-name="T14"><text:s/>libelleTag TEXT NOT NULL,</text:span></text:p>
      <text:p text:style-name="P23"><text:span text:style-name="T14"><text:s/>descTag TEXT NOT NULL</text:span></text:p>
      <text:p text:style-name="P21">);</text:p>
      <text:p text:style-name="P21"><text:soft-page-break/>INSERT INTO TAG (libelleTag, descTag) VALUES ('Politique', 'Touite sur la politique');</text:p>
      <text:p text:style-name="P21">INSERT INTO TAG (libelleTag, descTag) VALUES ('Sport', 'Touite sur le sport');</text:p>
      <text:p text:style-name="P28"/>
      <text:p text:style-name="P28"/>
      <text:p text:style-name="P21">CREATE TABLE ATOUITE</text:p>
      <text:p text:style-name="P21">(</text:p>
      <text:p text:style-name="P23"><text:span text:style-name="T14"><text:s/>emailUtil VARCHAR(60) NOT NULL,</text:span></text:p>
      <text:p text:style-name="P23"><text:span text:style-name="T14"><text:s/>dateTouite DATETIME NOT NULL,</text:span></text:p>
      <text:p text:style-name="P23"><text:span text:style-name="T14"><text:s/>id_touite INTEGER NOT NULL,</text:span></text:p>
      <text:p text:style-name="P23"><text:span text:style-name="T14"><text:s/>PRIMARY KEY (emailUtil, dateTouite)</text:span></text:p>
      <text:p text:style-name="P21">);</text:p>
      <text:p text:style-name="P28"/>
      <text:p text:style-name="P28"/>
      <text:p text:style-name="P21">INSERT INTO ATOUITE (emailUtil, dateTouite, id_touite) VALUES ('gesnelK@mail.fr', '2023-11-06 15:11:01', 2);</text:p>
      <text:p text:style-name="P21">INSERT INTO ATOUITE (emailUtil, dateTouite, id_touite) VALUES ('user1@mail.fr', '2023-11-08 8:30:23', 1);</text:p>
      <text:p text:style-name="P28"/>
      <text:p text:style-name="P28"/>
      <text:p text:style-name="P21">CREATE TABLE TOUITEPARTAG</text:p>
      <text:p text:style-name="P21">(</text:p>
      <text:p text:style-name="P23"><text:span text:style-name="T15"><text:s/>i</text:span><text:span text:style-name="T14">d_touite INTEGER NOT NULL,</text:span></text:p>
      <text:p text:style-name="P23"><text:span text:style-name="T14"><text:s/>id_tag,INTEGER NOT NULL,</text:span></text:p>
      <text:p text:style-name="P23"><text:span text:style-name="T14"><text:s/>PRIMARY KEY (id_touite, id_tag)</text:span></text:p>
      <text:p text:style-name="P21">);</text:p>
      <text:p text:style-name="P28"/>
      <text:p text:style-name="P28"/>
      <text:p text:style-name="P21">INSERT INTO TOUITEPARTAG (id_touite, id_tag) VALUES (2, 1);</text:p>
      <text:p text:style-name="P28"/>
      <text:p text:style-name="P28"/>
      <text:p text:style-name="P21">CREATE TABLE SUIVIS</text:p>
      <text:p text:style-name="P21">(</text:p>
      <text:p text:style-name="P23"><text:span text:style-name="T14"><text:s/>emailUtil VARCHAR(60) NOT NULL,</text:span></text:p>
      <text:p text:style-name="P23"><text:span text:style-name="T14"><text:s/>emailUtilSuivi VARCHAR(60) NOT NULL,</text:span></text:p>
      <text:p text:style-name="P23"><text:span text:style-name="T14"><text:s/>PRIMARY KEY (emailUtil, emailUtilSuivi)</text:span></text:p>
      <text:p text:style-name="P21">);</text:p>
      <text:p text:style-name="P28"/>
      <text:p text:style-name="P28"/>
      <text:p text:style-name="P21">INSERT INTO SUIVIS (emailUtil, emailUtilSuivi) VALUES ('user1@mail.fr','gesnelK@mail.fr');</text:p>
      <text:p text:style-name="P28"/>
      <text:p text:style-name="P21">CREATE TABLE TAGSUIVI(</text:p>
      <text:p text:style-name="P21">emailUtil VARCHAR(60) NOT NUL</text:p>
      <text:p text:style-name="P21">id_tag INTEGER NOT NULL,</text:p>
      <text:p text:style-name="P23"><text:span text:style-name="T14">);</text:span></text:p>
      <text:p text:style-name="P28"><text:soft-page-break/></text:p>
      <text:p text:style-name="P28"/>
      <text:p text:style-name="P21">ALTER TABLE ATOUITE</text:p>
      <text:p text:style-name="P23"><text:span text:style-name="T14"><text:s/>ADD CONSTRAINT fk_atouite1 foreign key (emailUtil) REFERENCES utilisateur (emailUtil);</text:span></text:p>
      <text:p text:style-name="P21">ALTER TABLE ATOUITE</text:p>
      <text:p text:style-name="P23"><text:span text:style-name="T14"><text:s/>ADD CONSTRAINT fk_atouite2 foreign key (id_touite) REFERENCES touite (id_touite);</text:span></text:p>
      <text:p text:style-name="P28"/>
      <text:p text:style-name="P28"/>
      <text:p text:style-name="P21">ALTER TABLE SUIVIS</text:p>
      <text:p text:style-name="P23"><text:span text:style-name="T14"><text:s/>ADD CONSTRAINT fk_suivis1 FOREIGN KEY (emailUtil) REFERENCES UTILISATEUR (emailUtil);</text:span></text:p>
      <text:p text:style-name="P21">ALTER TABLE SUIVIS</text:p>
      <text:p text:style-name="P23"><text:span text:style-name="T14"><text:s/>ADD CONSTRAINT fk_suivis2 FOREIGN KEY (emailUtilSuivi) REFERENCES UTILISATEUR (emailUtil);</text:span></text:p>
      <text:p text:style-name="P28"/>
      <text:p text:style-name="P28"/>
      <text:p text:style-name="P21">ALTER TABLE TOUITEPARTAG</text:p>
      <text:p text:style-name="P23"><text:span text:style-name="T14"><text:s/>ADD CONSTRAINT fk_suivis foreign key (id_touite) REFERENCES touite (id_touite);</text:span></text:p>
      <text:p text:style-name="P28"/>
      <text:p text:style-name="P28"/>
      <text:p text:style-name="Text_20_body"/>
      <text:p text:style-name="P16"> </text:p>
      <text:p text:style-name="P11">Pour la fonctionnalité s’abonner à un tag nous avons ajouté la table tagSuivi(emailUtil, id_tag) où un utilisateur est associé à un tag qu’il suit:</text:p>
      <text:p text:style-name="Text_20_body"/>
      <text:p text:style-name="P10">CREATE TABLE TAGSUIVI (</text:p>
      <text:p text:style-name="P14">emailUtil varchar(50),</text:p>
      <text:p text:style-name="P14">id_tag int,</text:p>
      <text:p text:style-name="P14">PRIMARY KEY(emailUtil, id_tag)</text:p>
      <text:p text:style-name="P10">)</text:p>
      <text:p text:style-name="Text_20_body"/>
      <text:p text:style-name="P10">Pour la fonctionnalité du like, nous avons ajouté la table aLike(emailUtil, id_touite)</text:p>
      <text:p text:style-name="Text_20_body"/>
      <text:p text:style-name="P10">CREATE TABLE ALIKE (</text:p>
      <text:p text:style-name="P10">emailUtil varchar(50),</text:p>
      <text:p text:style-name="P10">id_touite INT,</text:p>
      <text:p text:style-name="P10">PRIMARY KEY(emailUtil, id_touite),</text:p>
      <text:p text:style-name="P10">FOREIGN KEY (emailUtil) REFERENCES UTILISATEUR(emailUtil),</text:p>
      <text:p text:style-name="P10">FOREIGN KEY (id_touite) REFERENCES TOUITE(id_touite)</text:p>
      <text:p text:style-name="P10">)</text:p>
      <text:p text:style-name="Text_20_body"/>
      <text:p text:style-name="P10"><text:soft-page-break/>et la table aDislike(emailUtil, id_touite)</text:p>
      <text:p text:style-name="Text_20_body"/>
      <text:p text:style-name="P10">CREATE TABLE ADISLIKE (</text:p>
      <text:p text:style-name="P10">emailUtil varchar(50),</text:p>
      <text:p text:style-name="P10">id_touite INT,</text:p>
      <text:p text:style-name="P10">PRIMARY KEY(emailUtil, id_touite),</text:p>
      <text:p text:style-name="P10">FOREIGN KEY (emailUtil) REFERENCES UTILISATEUR(emailUtil),</text:p>
      <text:p text:style-name="P10">FOREIGN KEY (id_touite) REFERENCES TOUITE(id_touite)</text:p>
      <text:p text:style-name="P10">)</text:p>
      <text:p text:style-name="Text_20_body"><text:span text:style-name="T13"><text:line-break/><text:line-break/><text:line-break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sans-serif"/>
    <style:font-face style:name="Courier New" svg:font-family="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07T11:12:22.436000000</meta:creation-date>
    <dc:date>2023-11-08T11:41:41.553000000</dc:date>
    <meta:editing-duration>PT8M20S</meta:editing-duration>
    <meta:editing-cycles>3</meta:editing-cycles>
    <meta:generator>LibreOffice/7.4.2.3$Windows_X86_64 LibreOffice_project/382eef1f22670f7f4118c8c2dd222ec7ad009daf</meta:generator>
    <meta:document-statistic meta:table-count="5" meta:image-count="0" meta:object-count="0" meta:page-count="8" meta:paragraph-count="306" meta:word-count="1169" meta:character-count="8306" meta:non-whitespace-character-count="7412"/>
  </office:meta>
</office:document-meta>
</file>